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>
      <style:text-properties fo:font-size="14pt" officeooo:rsid="00217a9d" officeooo:paragraph-rsid="001ab459" style:font-size-asian="14pt" style:font-size-complex="14pt"/>
    </style:style>
    <style:style style:name="P3" style:family="paragraph" style:parent-style-name="Text_20_body">
      <style:text-properties fo:font-size="14pt" officeooo:paragraph-rsid="001bb289" style:font-size-asian="14pt" style:font-size-complex="14pt"/>
    </style:style>
    <style:style style:name="P4" style:family="paragraph" style:parent-style-name="Text_20_body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Heading_20_3">
      <style:text-properties fo:font-size="14pt" style:font-size-asian="14pt" style:font-size-complex="14pt"/>
    </style:style>
    <style:style style:name="T1" style:family="text">
      <style:text-properties officeooo:rsid="00131c78"/>
    </style:style>
    <style:style style:name="T2" style:family="text">
      <style:text-properties officeooo:rsid="001bb289"/>
    </style:style>
    <style:style style:name="T3" style:family="text">
      <style:text-properties officeooo:rsid="001d6c03"/>
    </style:style>
    <style:style style:name="T4" style:family="text">
      <style:text-properties officeooo:rsid="00221054"/>
    </style:style>
    <style:style style:name="T5" style:family="text">
      <style:text-properties officeooo:rsid="002266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Лаб<text:span text:style-name="T5">о</text:span>раторная работа 8.</text:h>
      <text:h text:style-name="Heading_20_2" text:outline-level="2">Разработка простой топологии trident.</text:h>
      <text:h text:style-name="Heading_20_3" text:outline-level="3">1. Входные данные.</text:h>
      <text:p text:style-name="P2">Аналогичны входным данным лабораторных работ 3,4,<text:span text:style-name="T1">5</text:span></text:p>
      <text:h text:style-name="P5" text:outline-level="3">2. Задача.</text:h>
      <text:p text:style-name="P1">Требуется разработать топологию для анализа данных <text:span text:style-name="T2">перелетов</text:span> — получить распределение <text:span text:style-name="T2">количества опоздавших или отмененных рейсов по дням недели</text:span>.</text:p>
      <text:p text:style-name="P1">а.Требуется разработать Spout который будет опрашивать директорию и в случае обнаружения в ней новых файлов читать ее построчно и генерировать batch cостоящий из всех строк файла. После окончания файла требуется перенести файл в папку для обработанных файлов</text:p>
      <text:p text:style-name="P3">б. Разрабатываем Function которая будет принимать строку и разбивать ее на tuple состоящий из <text:span text:style-name="T3">следующих данных</text:span> <text:span text:style-name="T2">664600583_T_ONTIME_sample.csv : день недели, время опоздания, признак совершенного рейса</text:span></text:p>
      <text:p text:style-name="P1">в. Разработываем фильтр отбрасывающий записи <text:span text:style-name="T3">рейсов которые прилетели вовремя</text:span></text:p>
      <text:p text:style-name="P1">г. Разрабатываем CombinerAggregator который принимает tuple с данными <text:span text:style-name="T3">совершенного рейса и</text:span> подсчит<text:span text:style-name="T4">ы</text:span>вает агрегированные данные &lt;<text:span text:style-name="T3">день недели</text:span>&gt;:&lt;количесво <text:span text:style-name="T3">рейсов</text:span>&gt;</text:p>
      <text:p text:style-name="P1">д. Разрабатываем фильтр который будет принимать результат с данными CombinerAggregator и печатать их в консоль</text:p>
      <text:p text:style-name="P1">е. В топологии либо используем .groupBy + .aggregate и тогда в CombinerAggregator можно использовать простой объект который хранит <text:span text:style-name="T3">день недели</text:span> и количество <text:span text:style-name="T3">перелетов</text:span></text:p>
      <text:p text:style-name="P1">либо используем .partitionBy + .partitionAggregate и тогда CombinerAggregator использует в качестве аккумулятора набор значений <text:span text:style-name="T3">день недели</text:span>:<text:span text:style-name="T3">количество рейсов</text:span></text:p>
      <text:h text:style-name="Heading_20_3" text:outline-level="3">3. Посдказки.</text:h>
      <text:p text:style-name="P4">а. Spout реализует интерфейс IBatchSpout.</text:p>
      <text:p text:style-name="P4">б. Функция расширяет класс BaseFunction.</text:p>
      <text:p text:style-name="P4">в. Фильтр расширяет класс BaseFilter.</text:p>
      <text:p text:style-name="P4">г. Агрегатор реализует интерфейс CombinerAggregator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_3f__3f__3f__3f__3f__3f__3f_" style:display-name="???????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text-indent="0.2362in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1" style:display-name="????????? 1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2" style:display-name="????????? 2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in" fo:margin-bottom="0.0398in" loext:contextual-spacing="false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20:58:57</meta:creation-date>
    <dc:date>2016-12-03T21:55:25.207784936</dc:date>
    <meta:editing-duration>PT3H14M37S</meta:editing-duration>
    <meta:editing-cycles>99</meta:editing-cycles>
    <meta:generator>LibreOffice/5.1.4.2$Linux_X86_64 LibreOffice_project/10m0$Build-2</meta:generator>
    <meta:document-statistic meta:table-count="0" meta:image-count="0" meta:object-count="0" meta:page-count="1" meta:paragraph-count="18" meta:word-count="200" meta:character-count="1589" meta:non-whitespace-character-count="1406"/>
  </office:meta>
</office:document-meta>
</file>